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bold"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bold"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19"/></text:span><text:span text:style-name="T2">Swagger tutorial</text:span></text:p>
      <text:p text:style-name="P1"><text:span text:style-name="T2"/></text:p>
      <text:p text:style-name="P1"><text:span text:style-name="T3">* Swagger is the standard way of<text:s/></text:span><text:span text:style-name="T4">documenting the Standard APIs</text:span><text:span text:style-name="T5">. Swagger is helpful when deploying APIs in azure. Swagger is primarily used for documenting API.</text:span></text:p>
      <text:p text:style-name="P1"><text:span text:style-name="T6">What is API?</text:span></text:p>
      <text:p text:style-name="P1"><text:span text:style-name="T7">API stands for Application Programming Interface.</text:span></text:p>
      <text:p text:style-name="P1"><text:span text:style-name="T7">It defines how two pieces of software talk to each other. There are several types of APIs, but the swagger specifically deals with the Web API.</text:span></text:p>
      <text:p text:style-name="P1"><text:span text:style-name="T8">What is API Definition?</text:span><text:span text:style-name="T9"/></text:p>
      <text:p text:style-name="P1"><text:span text:style-name="T9">The API Definition is a file that describes all the things that we can do with an API. It contains all the requests that we can make to an API. It also describes what request to make and how would response look like for each request.</text:span></text:p>
      <text:p text:style-name="P1"><text:span text:style-name="T10">URL is broken down into several pieces:</text:span><text:span text:style-name="T11"/></text:p>
      <text:p text:style-name="P1"><text:span text:style-name="T11">For example: the request URL is:<text:s/></text:span><text:a xlink:href="https://api.example.com/v2/user"><text:span text:style-name="T12">https://api.example.com/v2/user</text:span></text:a><text:span text:style-name="T13"/></text:p>
      <text:p text:style-name="P1"><text:span text:style-name="T13">Scheme: https</text:span></text:p>
      <text:p text:style-name="P1"><text:span text:style-name="T13">Host: api.example.com</text:span></text:p>
      <text:p text:style-name="P1"><text:span text:style-name="T13">Base path: /v2</text:span></text:p>
      <text:p text:style-name="P1"><text:span text:style-name="T13">Path: user</text:span></text:p>
      <text:p text:style-name="P1"><text:span text:style-name="T14">Documentation</text:span><text:span text:style-name="T15"/></text:p>
      <text:p text:style-name="P1"><text:span text:style-name="T15">The OAS file or API file contains the human-readable description of elements that generates the documentation automatically. In other words, we can say that a description section is added for the API, for each operation which is a combination of path and method, for each parameter, and for each response element.</text:span></text:p>
      <text:p text:style-name="P1"><text:span text:style-name="T16">Structured Data Formats</text:span><text:span text:style-name="T17"/></text:p>
      <text:p text:style-name="P1"><text:span text:style-name="T17">The Open API Specification uses the structured data format for its API definition files. We can use one of the two structured formats, either YAML or JSON.</text:span></text:p>
      <text:p text:style-name="P1"><text:span text:style-name="T18">YAML</text:span><text:span text:style-name="T19"/></text:p>
      <text:p text:style-name="P1"><text:span text:style-name="T19">stands for<text:s/></text:span><text:span text:style-name="T20">Ain't Markup Language</text:span><text:span text:style-name="T21">. It is not a Markup language like HTML.</text:span></text:p>
      <text:p text:style-name="P1"><text:span text:style-name="T21">It is used for the data, not for the content. YAML uses minimum characters as compared to JSON and XML</text:span></text:p>
      <text:p text:style-name="P1"><text:span text:style-name="T21">. It is mainly used for the configurationfiles rather than the files which are passed over the web like JSON.</text:span></text:p>
      <text:p text:style-name="P1"><text:span text:style-name="T22">Key/value pairs</text:span><text:span text:style-name="T23"/></text:p>
      <text:p text:style-name="P1"><text:span text:style-name="T23">The data in YAML is represented in the form of key/value pairs. Key/value pairs are indicated by a colon followed by a space.</text:span></text:p>
      <text:p text:style-name="P1"><text:span text:style-name="T23">For Example:</text:span></text:p>
      <text:p text:style-name="P1"><text:span text:style-name="T23">Date: 2021-07-08<text:s text:c="2"/></text:span></text:p>
      <text:p text:style-name="P1"><text:span text:style-name="T23">First name: John<text:s text:c="2"/></text:span></text:p>
      <text:p text:style-name="P1"><text:span text:style-name="T23">In the above example, Date and First Name are the keys, and 2021-07-08 and John are the values.</text:span></text:p>
      <text:p text:style-name="P1"><text:span text:style-name="T24">History of Swagger</text:span></text:p>
      <text:p text:style-name="P1"><text:span text:style-name="T25">Historically, Swagger was a specification for how to create an API definition file.</text:span></text:p>
      <text:p text:style-name="P1"><text:span text:style-name="T25">When the new version was released, i.e., Swagger 2.0, specification became the Open API Specification (OAS).</text:span></text:p>
      <text:p text:style-name="P1"><text:span text:style-name="T25">Now, swagger is no longer a specification but it is a collection of tools that use the Open API specification (OAS).</text:span></text:p>
      <text:p text:style-name="P1"><text:span text:style-name="T25">Many people refer OAS as Swagger but technically it is not.</text:span></text:p>
      <text:p text:style-name="P1"><text:span text:style-name="T26">Open API Initiative</text:span></text:p>
      <text:p text:style-name="P1"><text:span text:style-name="T27">The Open API initiative is an organization created by consortium of industry experts.</text:span></text:p>
      <text:p text:style-name="P1"><text:span text:style-name="T27">It is focused on creating, evolving, and promoting a vendor neutral API description format.</text:span></text:p>
      <text:p text:style-name="P1"><text:span text:style-name="T27">It is in charge of Open API Specification but not in charge of any tools that use it.</text:span></text:p>
      <text:p text:style-name="P1"><text:span text:style-name="T27">Before understanding what is swagger, we will first understand what is Open API specification?</text:span><text:span text:style-name="T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